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float" office:value="0.99925" calcext:value-type="float">
            <text:p>0.99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.9985" calcext:value-type="float">
            <text:p>0.99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0.996" calcext:value-type="float">
            <text:p>0.9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0.99075" calcext:value-type="float">
            <text:p>0.99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8575" calcext:value-type="float">
            <text:p>0.98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97925" calcext:value-type="float">
            <text:p>0.97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0.96675" calcext:value-type="float">
            <text:p>0.96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96425" calcext:value-type="float">
            <text:p>0.96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9565" calcext:value-type="float">
            <text:p>0.9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93325" calcext:value-type="float">
            <text:p>0.9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92625" calcext:value-type="float">
            <text:p>0.92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0.92075" calcext:value-type="float">
            <text:p>0.9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0.91375" calcext:value-type="float">
            <text:p>0.91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91175" calcext:value-type="float">
            <text:p>0.91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0.9075" calcext:value-type="float">
            <text:p>0.9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0.87925" calcext:value-type="float">
            <text:p>0.87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0.87775" calcext:value-type="float">
            <text:p>0.87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8485" calcext:value-type="float">
            <text:p>0.8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0.84225" calcext:value-type="float">
            <text:p>0.84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0.8355" calcext:value-type="float">
            <text:p>0.8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0.83525" calcext:value-type="float">
            <text:p>0.83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81925" calcext:value-type="float">
            <text:p>0.8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81925" calcext:value-type="float">
            <text:p>0.8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78025" calcext:value-type="float">
            <text:p>0.78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0.77675" calcext:value-type="float">
            <text:p>0.77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0.75875" calcext:value-type="float">
            <text:p>0.75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0.75225" calcext:value-type="float">
            <text:p>0.75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0.737" calcext:value-type="float">
            <text:p>0.7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0.73425" calcext:value-type="float">
            <text:p>0.7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0.73375" calcext:value-type="float">
            <text:p>0.73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0.7145" calcext:value-type="float">
            <text:p>0.7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0.701" calcext:value-type="float">
            <text:p>0.7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0.6955" calcext:value-type="float">
            <text:p>0.69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0.695" calcext:value-type="float">
            <text:p>0.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689" calcext:value-type="float">
            <text:p>0.6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68775" calcext:value-type="float">
            <text:p>0.68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67625" calcext:value-type="float">
            <text:p>0.67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0.671" calcext:value-type="float">
            <text:p>0.6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705" calcext:value-type="float">
            <text:p>0.67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0.65725" calcext:value-type="float">
            <text:p>0.65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0.64925" calcext:value-type="float">
            <text:p>0.64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0.641" calcext:value-type="float">
            <text:p>0.6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0.6375" calcext:value-type="float">
            <text:p>0.6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0.6315" calcext:value-type="float">
            <text:p>0.63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0.62925" calcext:value-type="float">
            <text:p>0.62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0.62525" calcext:value-type="float">
            <text:p>0.62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0.61925" calcext:value-type="float">
            <text:p>0.6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0.6095" calcext:value-type="float">
            <text:p>0.6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0.60425" calcext:value-type="float">
            <text:p>0.60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0.59675" calcext:value-type="float">
            <text:p>0.59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.5875" calcext:value-type="float">
            <text:p>0.5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0.582" calcext:value-type="float">
            <text:p>0.5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0.57875" calcext:value-type="float">
            <text:p>0.57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77" calcext:value-type="float">
            <text:p>0.5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0.57375" calcext:value-type="float">
            <text:p>0.57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0.54875" calcext:value-type="float">
            <text:p>0.54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54475" calcext:value-type="float">
            <text:p>0.54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5445" calcext:value-type="float">
            <text:p>0.54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0.5415" calcext:value-type="float">
            <text:p>0.5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53425" calcext:value-type="float">
            <text:p>0.5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0.53125" calcext:value-type="float">
            <text:p>0.53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0.5305" calcext:value-type="float">
            <text:p>0.53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52475" calcext:value-type="float">
            <text:p>0.52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0.52025" calcext:value-type="float">
            <text:p>0.52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0.5165" calcext:value-type="float">
            <text:p>0.5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0.51525" calcext:value-type="float">
            <text:p>0.5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0.50675" calcext:value-type="float">
            <text:p>0.50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0.49725" calcext:value-type="float">
            <text:p>0.49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0.497" calcext:value-type="float">
            <text:p>0.4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0.49275" calcext:value-type="float">
            <text:p>0.49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float" office:value="0.4915" calcext:value-type="float">
            <text:p>0.4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0.491" calcext:value-type="float">
            <text:p>0.4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486" calcext:value-type="float">
            <text:p>0.4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0.486" calcext:value-type="float">
            <text:p>0.4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0.48275" calcext:value-type="float">
            <text:p>0.48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0.4785" calcext:value-type="float">
            <text:p>0.47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0.4755" calcext:value-type="float">
            <text:p>0.47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0.472" calcext:value-type="float">
            <text:p>0.4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0.47075" calcext:value-type="float">
            <text:p>0.47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0.46675" calcext:value-type="float">
            <text:p>0.46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0.46475" calcext:value-type="float">
            <text:p>0.46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0.457" calcext:value-type="float">
            <text:p>0.4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0.4565" calcext:value-type="float">
            <text:p>0.4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0.45325" calcext:value-type="float">
            <text:p>0.45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45025" calcext:value-type="float">
            <text:p>0.45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.447" calcext:value-type="float">
            <text:p>0.4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0.445" calcext:value-type="float">
            <text:p>0.4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.443" calcext:value-type="float">
            <text:p>0.4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0.4345" calcext:value-type="float">
            <text:p>0.4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345" calcext:value-type="float">
            <text:p>0.4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43325" calcext:value-type="float">
            <text:p>0.4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42675" calcext:value-type="float">
            <text:p>0.42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0.421" calcext:value-type="float">
            <text:p>0.4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0.4205" calcext:value-type="float">
            <text:p>0.4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41725" calcext:value-type="float">
            <text:p>0.41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41575" calcext:value-type="float">
            <text:p>0.41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0.413" calcext:value-type="float">
            <text:p>0.4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0.4105" calcext:value-type="float">
            <text:p>0.4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0.40725" calcext:value-type="float">
            <text:p>0.40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0.406" calcext:value-type="float">
            <text:p>0.4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0.40525" calcext:value-type="float">
            <text:p>0.40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0.3995" calcext:value-type="float">
            <text:p>0.39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0.397" calcext:value-type="float">
            <text:p>0.3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0.3925" calcext:value-type="float">
            <text:p>0.3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0.39225" calcext:value-type="float">
            <text:p>0.39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0.387" calcext:value-type="float">
            <text:p>0.3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.38375" calcext:value-type="float">
            <text:p>0.38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.38225" calcext:value-type="float">
            <text:p>0.38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3775" calcext:value-type="float">
            <text:p>0.3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3755" calcext:value-type="float">
            <text:p>0.37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0.37375" calcext:value-type="float">
            <text:p>0.37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0.369" calcext:value-type="float">
            <text:p>0.3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0.363" calcext:value-type="float">
            <text:p>0.3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3615" calcext:value-type="float">
            <text:p>0.36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3575" calcext:value-type="float">
            <text:p>0.3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0.35625" calcext:value-type="float">
            <text:p>0.35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3555" calcext:value-type="float">
            <text:p>0.3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0.3555" calcext:value-type="float">
            <text:p>0.3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0.3515" calcext:value-type="float">
            <text:p>0.35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0.3435" calcext:value-type="float">
            <text:p>0.3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0.343" calcext:value-type="float">
            <text:p>0.3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0.34225" calcext:value-type="float">
            <text:p>0.34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34125" calcext:value-type="float">
            <text:p>0.34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0.3405" calcext:value-type="float">
            <text:p>0.34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0.33725" calcext:value-type="float">
            <text:p>0.33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0.3355" calcext:value-type="float">
            <text:p>0.3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float" office:value="0.3335" calcext:value-type="float">
            <text:p>0.33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333" calcext:value-type="float">
            <text:p>0.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333" calcext:value-type="float">
            <text:p>0.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0.3325" calcext:value-type="float">
            <text:p>0.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3225" calcext:value-type="float">
            <text:p>0.33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33025" calcext:value-type="float">
            <text:p>0.33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33025" calcext:value-type="float">
            <text:p>0.33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32875" calcext:value-type="float">
            <text:p>0.3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32775" calcext:value-type="float">
            <text:p>0.3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0.32225" calcext:value-type="float">
            <text:p>0.32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32075" calcext:value-type="float">
            <text:p>0.3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0.32075" calcext:value-type="float">
            <text:p>0.3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2025" calcext:value-type="float">
            <text:p>0.32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0.31875" calcext:value-type="float">
            <text:p>0.3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.3165" calcext:value-type="float">
            <text:p>0.3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0.31625" calcext:value-type="float">
            <text:p>0.3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0.31525" calcext:value-type="float">
            <text:p>0.3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float" office:value="0.31425" calcext:value-type="float">
            <text:p>0.31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314" calcext:value-type="float">
            <text:p>0.3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314" calcext:value-type="float">
            <text:p>0.3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0.3135" calcext:value-type="float">
            <text:p>0.31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0.30925" calcext:value-type="float">
            <text:p>0.30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0.308" calcext:value-type="float">
            <text:p>0.3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.307" calcext:value-type="float">
            <text:p>0.3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0.3055" calcext:value-type="float">
            <text:p>0.30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045" calcext:value-type="float">
            <text:p>0.3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0.3035" calcext:value-type="float">
            <text:p>0.30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30275" calcext:value-type="float">
            <text:p>0.30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0.302" calcext:value-type="float">
            <text:p>0.3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float" office:value="0.3015" calcext:value-type="float">
            <text:p>0.3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30075" calcext:value-type="float">
            <text:p>0.30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0.29975" calcext:value-type="float">
            <text:p>0.29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0.29925" calcext:value-type="float">
            <text:p>0.29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0.298" calcext:value-type="float">
            <text:p>0.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0.297" calcext:value-type="float">
            <text:p>0.2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0.2965" calcext:value-type="float">
            <text:p>0.29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0.296" calcext:value-type="float">
            <text:p>0.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0.296" calcext:value-type="float">
            <text:p>0.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0.29425" calcext:value-type="float">
            <text:p>0.29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0.29175" calcext:value-type="float">
            <text:p>0.29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2915" calcext:value-type="float">
            <text:p>0.2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0.2895" calcext:value-type="float">
            <text:p>0.28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0.28925" calcext:value-type="float">
            <text:p>0.28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.28625" calcext:value-type="float">
            <text:p>0.28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0.2845" calcext:value-type="float">
            <text:p>0.28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2825" calcext:value-type="float">
            <text:p>0.2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28175" calcext:value-type="float">
            <text:p>0.28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7975" calcext:value-type="float">
            <text:p>0.27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0.27975" calcext:value-type="float">
            <text:p>0.27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float" office:value="0.2795" calcext:value-type="float">
            <text:p>0.2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0.2785" calcext:value-type="float">
            <text:p>0.27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0.27575" calcext:value-type="float">
            <text:p>0.27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0.2755" calcext:value-type="float">
            <text:p>0.27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0.27475" calcext:value-type="float">
            <text:p>0.27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0.27475" calcext:value-type="float">
            <text:p>0.27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0.27425" calcext:value-type="float">
            <text:p>0.27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0.273" calcext:value-type="float">
            <text:p>0.2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0.273" calcext:value-type="float">
            <text:p>0.2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2725" calcext:value-type="float">
            <text:p>0.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27125" calcext:value-type="float">
            <text:p>0.27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0.268" calcext:value-type="float">
            <text:p>0.2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6725" calcext:value-type="float">
            <text:p>0.26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6525" calcext:value-type="float">
            <text:p>0.26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0.265" calcext:value-type="float">
            <text:p>0.2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2645" calcext:value-type="float">
            <text:p>0.26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0.26425" calcext:value-type="float">
            <text:p>0.26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6375" calcext:value-type="float">
            <text:p>0.26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0.263" calcext:value-type="float">
            <text:p>0.2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6275" calcext:value-type="float">
            <text:p>0.26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0.26275" calcext:value-type="float">
            <text:p>0.26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0.26275" calcext:value-type="float">
            <text:p>0.26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62" calcext:value-type="float">
            <text:p>0.2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0.26175" calcext:value-type="float">
            <text:p>0.26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0.2615" calcext:value-type="float">
            <text:p>0.26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0.26025" calcext:value-type="float">
            <text:p>0.26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0.2585" calcext:value-type="float">
            <text:p>0.25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0.2585" calcext:value-type="float">
            <text:p>0.25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0.25825" calcext:value-type="float">
            <text:p>0.25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0.25775" calcext:value-type="float">
            <text:p>0.25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0.2575" calcext:value-type="float">
            <text:p>0.2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0.25625" calcext:value-type="float">
            <text:p>0.25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256" calcext:value-type="float">
            <text:p>0.2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5575" calcext:value-type="float">
            <text:p>0.25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525" calcext:value-type="float">
            <text:p>0.2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0.25225" calcext:value-type="float">
            <text:p>0.25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0.2515" calcext:value-type="float">
            <text:p>0.25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0.24825" calcext:value-type="float">
            <text:p>0.24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0.24625" calcext:value-type="float">
            <text:p>0.24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0.24475" calcext:value-type="float">
            <text:p>0.24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0.24425" calcext:value-type="float">
            <text:p>0.24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0.2435" calcext:value-type="float">
            <text:p>0.2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.242" calcext:value-type="float">
            <text:p>0.2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.24175" calcext:value-type="float">
            <text:p>0.24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0.2405" calcext:value-type="float">
            <text:p>0.24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0.2395" calcext:value-type="float">
            <text:p>0.23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0.2375" calcext:value-type="float">
            <text:p>0.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0.2375" calcext:value-type="float">
            <text:p>0.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2365" calcext:value-type="float">
            <text:p>0.23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35" calcext:value-type="float">
            <text:p>0.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0.23475" calcext:value-type="float">
            <text:p>0.23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0.2345" calcext:value-type="float">
            <text:p>0.2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3425" calcext:value-type="float">
            <text:p>0.2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23425" calcext:value-type="float">
            <text:p>0.2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0.23425" calcext:value-type="float">
            <text:p>0.2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0.232" calcext:value-type="float">
            <text:p>0.2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float" office:value="0.23175" calcext:value-type="float">
            <text:p>0.23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0.229" calcext:value-type="float">
            <text:p>0.2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228" calcext:value-type="float">
            <text:p>0.2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275" calcext:value-type="float">
            <text:p>0.2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0.2275" calcext:value-type="float">
            <text:p>0.2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0.22725" calcext:value-type="float">
            <text:p>0.2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0.22725" calcext:value-type="float">
            <text:p>0.2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0.2265" calcext:value-type="float">
            <text:p>0.22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0.22575" calcext:value-type="float">
            <text:p>0.22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245" calcext:value-type="float">
            <text:p>0.22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0.2235" calcext:value-type="float">
            <text:p>0.2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0.2225" calcext:value-type="float">
            <text:p>0.2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22175" calcext:value-type="float">
            <text:p>0.2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0.22175" calcext:value-type="float">
            <text:p>0.2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0.22075" calcext:value-type="float">
            <text:p>0.2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1975" calcext:value-type="float">
            <text:p>0.21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0.21975" calcext:value-type="float">
            <text:p>0.21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2185" calcext:value-type="float">
            <text:p>0.21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17" calcext:value-type="float">
            <text:p>0.2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0.21475" calcext:value-type="float">
            <text:p>0.2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0.21325" calcext:value-type="float">
            <text:p>0.21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0.213" calcext:value-type="float">
            <text:p>0.2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0.21225" calcext:value-type="float">
            <text:p>0.21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0.2105" calcext:value-type="float">
            <text:p>0.2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20775" calcext:value-type="float">
            <text:p>0.20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207" calcext:value-type="float">
            <text:p>0.2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0.20675" calcext:value-type="float">
            <text:p>0.20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.20525" calcext:value-type="float">
            <text:p>0.20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0.2045" calcext:value-type="float">
            <text:p>0.2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0.2045" calcext:value-type="float">
            <text:p>0.2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0.204" calcext:value-type="float">
            <text:p>0.2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.20325" calcext:value-type="float">
            <text:p>0.20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0.20075" calcext:value-type="float">
            <text:p>0.20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0.1975" calcext:value-type="float">
            <text:p>0.1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0.19725" calcext:value-type="float">
            <text:p>0.19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0.19725" calcext:value-type="float">
            <text:p>0.19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.19675" calcext:value-type="float">
            <text:p>0.19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19675" calcext:value-type="float">
            <text:p>0.19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19575" calcext:value-type="float">
            <text:p>0.19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0.19575" calcext:value-type="float">
            <text:p>0.19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195" calcext:value-type="float">
            <text:p>0.1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0.19275" calcext:value-type="float">
            <text:p>0.19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0.19275" calcext:value-type="float">
            <text:p>0.19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.19225" calcext:value-type="float">
            <text:p>0.19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0.19175" calcext:value-type="float">
            <text:p>0.19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1915" calcext:value-type="float">
            <text:p>0.1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float" office:value="0.1915" calcext:value-type="float">
            <text:p>0.1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191" calcext:value-type="float">
            <text:p>0.1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0.19075" calcext:value-type="float">
            <text:p>0.19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0.18975" calcext:value-type="float">
            <text:p>0.18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.18875" calcext:value-type="float">
            <text:p>0.18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0.18875" calcext:value-type="float">
            <text:p>0.18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88" calcext:value-type="float">
            <text:p>0.1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1875" calcext:value-type="float">
            <text:p>0.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186" calcext:value-type="float">
            <text:p>0.1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0.1855" calcext:value-type="float">
            <text:p>0.1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845" calcext:value-type="float">
            <text:p>0.18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0.184" calcext:value-type="float">
            <text:p>0.1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0.184" calcext:value-type="float">
            <text:p>0.1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0.1835" calcext:value-type="float">
            <text:p>0.18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1835" calcext:value-type="float">
            <text:p>0.18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18225" calcext:value-type="float">
            <text:p>0.18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0.18225" calcext:value-type="float">
            <text:p>0.18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0.17975" calcext:value-type="float">
            <text:p>0.17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1795" calcext:value-type="float">
            <text:p>0.1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17875" calcext:value-type="float">
            <text:p>0.17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0.1785" calcext:value-type="float">
            <text:p>0.17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17575" calcext:value-type="float">
            <text:p>0.17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0.1745" calcext:value-type="float">
            <text:p>0.17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0.17225" calcext:value-type="float">
            <text:p>0.17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17025" calcext:value-type="float">
            <text:p>0.17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.1695" calcext:value-type="float">
            <text:p>0.1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169" calcext:value-type="float">
            <text:p>0.1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0.169" calcext:value-type="float">
            <text:p>0.1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0.16875" calcext:value-type="float">
            <text:p>0.16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0.168" calcext:value-type="float">
            <text:p>0.1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0.1675" calcext:value-type="float">
            <text:p>0.1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0.167" calcext:value-type="float">
            <text:p>0.1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0.1655" calcext:value-type="float">
            <text:p>0.16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0.16475" calcext:value-type="float">
            <text:p>0.16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0.16425" calcext:value-type="float">
            <text:p>0.16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16375" calcext:value-type="float">
            <text:p>0.16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0.16325" calcext:value-type="float">
            <text:p>0.16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16275" calcext:value-type="float">
            <text:p>0.16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0.16275" calcext:value-type="float">
            <text:p>0.16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0.1625" calcext:value-type="float">
            <text:p>0.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0.1625" calcext:value-type="float">
            <text:p>0.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0.162" calcext:value-type="float">
            <text:p>0.1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0.16175" calcext:value-type="float">
            <text:p>0.16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0.16125" calcext:value-type="float">
            <text:p>0.16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5925" calcext:value-type="float">
            <text:p>0.15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1585" calcext:value-type="float">
            <text:p>0.15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float" office:value="0.1585" calcext:value-type="float">
            <text:p>0.15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5825" calcext:value-type="float">
            <text:p>0.15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0.15825" calcext:value-type="float">
            <text:p>0.15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0.157" calcext:value-type="float">
            <text:p>0.1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0.157" calcext:value-type="float">
            <text:p>0.1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1565" calcext:value-type="float">
            <text:p>0.1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0.1565" calcext:value-type="float">
            <text:p>0.1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0.15625" calcext:value-type="float">
            <text:p>0.15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0.156" calcext:value-type="float">
            <text:p>0.1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float" office:value="0.15575" calcext:value-type="float">
            <text:p>0.15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1555" calcext:value-type="float">
            <text:p>0.1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.15425" calcext:value-type="float">
            <text:p>0.15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0.15425" calcext:value-type="float">
            <text:p>0.15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0.1525" calcext:value-type="float">
            <text:p>0.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0.1525" calcext:value-type="float">
            <text:p>0.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0.15075" calcext:value-type="float">
            <text:p>0.15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0.15075" calcext:value-type="float">
            <text:p>0.15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0.14875" calcext:value-type="float">
            <text:p>0.14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1475" calcext:value-type="float">
            <text:p>0.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0.1475" calcext:value-type="float">
            <text:p>0.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4725" calcext:value-type="float">
            <text:p>0.14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147" calcext:value-type="float">
            <text:p>0.1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4675" calcext:value-type="float">
            <text:p>0.14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0.1465" calcext:value-type="float">
            <text:p>0.1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14575" calcext:value-type="float">
            <text:p>0.14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0.14575" calcext:value-type="float">
            <text:p>0.14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0.1455" calcext:value-type="float">
            <text:p>0.14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0.14525" calcext:value-type="float">
            <text:p>0.14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0.14525" calcext:value-type="float">
            <text:p>0.14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0.145" calcext:value-type="float">
            <text:p>0.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0.145" calcext:value-type="float">
            <text:p>0.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0.14425" calcext:value-type="float">
            <text:p>0.14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0.14375" calcext:value-type="float">
            <text:p>0.14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1435" calcext:value-type="float">
            <text:p>0.1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1435" calcext:value-type="float">
            <text:p>0.1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0.143" calcext:value-type="float">
            <text:p>0.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0.14175" calcext:value-type="float">
            <text:p>0.14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14125" calcext:value-type="float">
            <text:p>0.14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141" calcext:value-type="float">
            <text:p>0.1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0.1405" calcext:value-type="float">
            <text:p>0.14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0.1405" calcext:value-type="float">
            <text:p>0.14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14025" calcext:value-type="float">
            <text:p>0.14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0.14025" calcext:value-type="float">
            <text:p>0.14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0.14025" calcext:value-type="float">
            <text:p>0.14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0.13925" calcext:value-type="float">
            <text:p>0.13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0.13925" calcext:value-type="float">
            <text:p>0.13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0.139" calcext:value-type="float">
            <text:p>0.1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3725" calcext:value-type="float">
            <text:p>0.13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13725" calcext:value-type="float">
            <text:p>0.13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0.13725" calcext:value-type="float">
            <text:p>0.13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0.137" calcext:value-type="float">
            <text:p>0.1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13675" calcext:value-type="float">
            <text:p>0.13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0.13675" calcext:value-type="float">
            <text:p>0.13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3625" calcext:value-type="float">
            <text:p>0.13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0.1355" calcext:value-type="float">
            <text:p>0.1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0.1345" calcext:value-type="float">
            <text:p>0.1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0.13425" calcext:value-type="float">
            <text:p>0.1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float" office:value="0.13425" calcext:value-type="float">
            <text:p>0.1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1335" calcext:value-type="float">
            <text:p>0.13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0.13325" calcext:value-type="float">
            <text:p>0.1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0.13325" calcext:value-type="float">
            <text:p>0.1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0.132" calcext:value-type="float">
            <text:p>0.1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0.13175" calcext:value-type="float">
            <text:p>0.13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0.12975" calcext:value-type="float">
            <text:p>0.1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0.12975" calcext:value-type="float">
            <text:p>0.1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0.12875" calcext:value-type="float">
            <text:p>0.1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1285" calcext:value-type="float">
            <text:p>0.12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0.12825" calcext:value-type="float">
            <text:p>0.12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2725" calcext:value-type="float">
            <text:p>0.1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0.12725" calcext:value-type="float">
            <text:p>0.1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0.12575" calcext:value-type="float">
            <text:p>0.12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0.1255" calcext:value-type="float">
            <text:p>0.12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0.1245" calcext:value-type="float">
            <text:p>0.12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0.12425" calcext:value-type="float">
            <text:p>0.12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12375" calcext:value-type="float">
            <text:p>0.1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1235" calcext:value-type="float">
            <text:p>0.1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0.1225" calcext:value-type="float">
            <text:p>0.1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0.122" calcext:value-type="float">
            <text:p>0.1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12175" calcext:value-type="float">
            <text:p>0.1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0.121" calcext:value-type="float">
            <text:p>0.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2075" calcext:value-type="float">
            <text:p>0.1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0.12075" calcext:value-type="float">
            <text:p>0.1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0.1205" calcext:value-type="float">
            <text:p>0.1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0.11975" calcext:value-type="float">
            <text:p>0.11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0.11825" calcext:value-type="float">
            <text:p>0.11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float" office:value="0.11825" calcext:value-type="float">
            <text:p>0.11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0.1165" calcext:value-type="float">
            <text:p>0.1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1625" calcext:value-type="float">
            <text:p>0.1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11625" calcext:value-type="float">
            <text:p>0.1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11575" calcext:value-type="float">
            <text:p>0.11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1155" calcext:value-type="float">
            <text:p>0.11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0.1155" calcext:value-type="float">
            <text:p>0.11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0.11525" calcext:value-type="float">
            <text:p>0.1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11475" calcext:value-type="float">
            <text:p>0.1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0.11425" calcext:value-type="float">
            <text:p>0.11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0.11375" calcext:value-type="float">
            <text:p>0.11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0.11375" calcext:value-type="float">
            <text:p>0.11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0.11325" calcext:value-type="float">
            <text:p>0.11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0.11275" calcext:value-type="float">
            <text:p>0.11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11225" calcext:value-type="float">
            <text:p>0.11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0.11125" calcext:value-type="float">
            <text:p>0.11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11" calcext:value-type="float">
            <text:p>0.1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1105" calcext:value-type="float">
            <text:p>0.1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1105" calcext:value-type="float">
            <text:p>0.1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0.10975" calcext:value-type="float">
            <text:p>0.10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0.10975" calcext:value-type="float">
            <text:p>0.10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0.1095" calcext:value-type="float">
            <text:p>0.1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0.1085" calcext:value-type="float">
            <text:p>0.1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0.1085" calcext:value-type="float">
            <text:p>0.1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0.1085" calcext:value-type="float">
            <text:p>0.1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0775" calcext:value-type="float">
            <text:p>0.10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0.10725" calcext:value-type="float">
            <text:p>0.10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0.10625" calcext:value-type="float">
            <text:p>0.1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0.10575" calcext:value-type="float">
            <text:p>0.10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0.1045" calcext:value-type="float">
            <text:p>0.1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0.10375" calcext:value-type="float">
            <text:p>0.10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0.10275" calcext:value-type="float">
            <text:p>0.10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0.1025" calcext:value-type="float">
            <text:p>0.1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10225" calcext:value-type="float">
            <text:p>0.10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0.102" calcext:value-type="float">
            <text:p>0.1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0.102" calcext:value-type="float">
            <text:p>0.1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0.10175" calcext:value-type="float">
            <text:p>0.1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0.10175" calcext:value-type="float">
            <text:p>0.1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0.10075" calcext:value-type="float">
            <text:p>0.10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0.10075" calcext:value-type="float">
            <text:p>0.10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0.0975" calcext:value-type="float">
            <text:p>0.0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675" calcext:value-type="float">
            <text:p>0.09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9675" calcext:value-type="float">
            <text:p>0.09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0.0965" calcext:value-type="float">
            <text:p>0.09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0.09475" calcext:value-type="float">
            <text:p>0.09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09475" calcext:value-type="float">
            <text:p>0.09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0.094" calcext:value-type="float">
            <text:p>0.0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09375" calcext:value-type="float">
            <text:p>0.0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0.0935" calcext:value-type="float">
            <text:p>0.09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09275" calcext:value-type="float">
            <text:p>0.09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0.09275" calcext:value-type="float">
            <text:p>0.09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9225" calcext:value-type="float">
            <text:p>0.09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0.09175" calcext:value-type="float">
            <text:p>0.09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0915" calcext:value-type="float">
            <text:p>0.0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0915" calcext:value-type="float">
            <text:p>0.0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.0915" calcext:value-type="float">
            <text:p>0.0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0.0895" calcext:value-type="float">
            <text:p>0.08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0.0895" calcext:value-type="float">
            <text:p>0.08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08875" calcext:value-type="float">
            <text:p>0.08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0.0885" calcext:value-type="float">
            <text:p>0.08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0885" calcext:value-type="float">
            <text:p>0.08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8825" calcext:value-type="float">
            <text:p>0.08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0.08725" calcext:value-type="float">
            <text:p>0.08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0865" calcext:value-type="float">
            <text:p>0.08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0.08525" calcext:value-type="float">
            <text:p>0.08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0.08525" calcext:value-type="float">
            <text:p>0.08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0.08475" calcext:value-type="float">
            <text:p>0.08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0.08475" calcext:value-type="float">
            <text:p>0.08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0845" calcext:value-type="float">
            <text:p>0.08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08425" calcext:value-type="float">
            <text:p>0.08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0.084" calcext:value-type="float">
            <text:p>0.0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0.08375" calcext:value-type="float">
            <text:p>0.08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0.08275" calcext:value-type="float">
            <text:p>0.08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8175" calcext:value-type="float">
            <text:p>0.08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815" calcext:value-type="float">
            <text:p>0.08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8125" calcext:value-type="float">
            <text:p>0.08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0.08075" calcext:value-type="float">
            <text:p>0.08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0.0805" calcext:value-type="float">
            <text:p>0.08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.08025" calcext:value-type="float">
            <text:p>0.08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0.07975" calcext:value-type="float">
            <text:p>0.07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0.07975" calcext:value-type="float">
            <text:p>0.07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795" calcext:value-type="float">
            <text:p>0.0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0.0795" calcext:value-type="float">
            <text:p>0.0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0.0795" calcext:value-type="float">
            <text:p>0.0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0.0795" calcext:value-type="float">
            <text:p>0.0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07925" calcext:value-type="float">
            <text:p>0.07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0.07875" calcext:value-type="float">
            <text:p>0.07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07775" calcext:value-type="float">
            <text:p>0.07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7" calcext:value-type="float">
            <text:p>1127</text:p>
          </table:table-cell>
          <table:table-cell office:value-type="float" office:value="0.07775" calcext:value-type="float">
            <text:p>0.07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0.077" calcext:value-type="float">
            <text:p>0.0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0.077" calcext:value-type="float">
            <text:p>0.0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0.07675" calcext:value-type="float">
            <text:p>0.07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0.07675" calcext:value-type="float">
            <text:p>0.07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765" calcext:value-type="float">
            <text:p>0.07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7625" calcext:value-type="float">
            <text:p>0.07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07625" calcext:value-type="float">
            <text:p>0.07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0.07625" calcext:value-type="float">
            <text:p>0.07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0.07625" calcext:value-type="float">
            <text:p>0.07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7575" calcext:value-type="float">
            <text:p>0.07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0.07575" calcext:value-type="float">
            <text:p>0.07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0.07575" calcext:value-type="float">
            <text:p>0.07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745" calcext:value-type="float">
            <text:p>0.07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745" calcext:value-type="float">
            <text:p>0.07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0.0745" calcext:value-type="float">
            <text:p>0.07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07375" calcext:value-type="float">
            <text:p>0.07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0.07375" calcext:value-type="float">
            <text:p>0.07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7325" calcext:value-type="float">
            <text:p>0.07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07325" calcext:value-type="float">
            <text:p>0.07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0.07325" calcext:value-type="float">
            <text:p>0.07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0.073" calcext:value-type="float">
            <text:p>0.0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0.07225" calcext:value-type="float">
            <text:p>0.07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0.07175" calcext:value-type="float">
            <text:p>0.07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.07175" calcext:value-type="float">
            <text:p>0.07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715" calcext:value-type="float">
            <text:p>0.07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0.0705" calcext:value-type="float">
            <text:p>0.07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0.0705" calcext:value-type="float">
            <text:p>0.07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0695" calcext:value-type="float">
            <text:p>0.0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69" calcext:value-type="float">
            <text:p>0.0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0.069" calcext:value-type="float">
            <text:p>0.0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6875" calcext:value-type="float">
            <text:p>0.06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0.0685" calcext:value-type="float">
            <text:p>0.0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6825" calcext:value-type="float">
            <text:p>0.06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06825" calcext:value-type="float">
            <text:p>0.06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0.06825" calcext:value-type="float">
            <text:p>0.06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0.06825" calcext:value-type="float">
            <text:p>0.06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0.068" calcext:value-type="float">
            <text:p>0.0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0.068" calcext:value-type="float">
            <text:p>0.0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0.06775" calcext:value-type="float">
            <text:p>0.06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0.06775" calcext:value-type="float">
            <text:p>0.06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0.0675" calcext:value-type="float">
            <text:p>0.0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0.0675" calcext:value-type="float">
            <text:p>0.0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0.06725" calcext:value-type="float">
            <text:p>0.06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0.06725" calcext:value-type="float">
            <text:p>0.06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0.06725" calcext:value-type="float">
            <text:p>0.06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0.06575" calcext:value-type="float">
            <text:p>0.06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0.06575" calcext:value-type="float">
            <text:p>0.06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0.06575" calcext:value-type="float">
            <text:p>0.06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0.06575" calcext:value-type="float">
            <text:p>0.06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0.06525" calcext:value-type="float">
            <text:p>0.06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0.06525" calcext:value-type="float">
            <text:p>0.06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0.065" calcext:value-type="float">
            <text:p>0.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.0645" calcext:value-type="float">
            <text:p>0.06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0.0645" calcext:value-type="float">
            <text:p>0.06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0.06425" calcext:value-type="float">
            <text:p>0.06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6375" calcext:value-type="float">
            <text:p>0.06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0.06375" calcext:value-type="float">
            <text:p>0.06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06325" calcext:value-type="float">
            <text:p>0.06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0.06225" calcext:value-type="float">
            <text:p>0.06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0.062" calcext:value-type="float">
            <text:p>0.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0.062" calcext:value-type="float">
            <text:p>0.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6175" calcext:value-type="float">
            <text:p>0.06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0.06175" calcext:value-type="float">
            <text:p>0.06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0.0615" calcext:value-type="float">
            <text:p>0.06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06125" calcext:value-type="float">
            <text:p>0.06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float" office:value="0.06125" calcext:value-type="float">
            <text:p>0.06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0.06125" calcext:value-type="float">
            <text:p>0.06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.06075" calcext:value-type="float">
            <text:p>0.06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595" calcext:value-type="float">
            <text:p>0.05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0.059" calcext:value-type="float">
            <text:p>0.0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0.05825" calcext:value-type="float">
            <text:p>0.05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0.05825" calcext:value-type="float">
            <text:p>0.05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58" calcext:value-type="float">
            <text:p>0.0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0.058" calcext:value-type="float">
            <text:p>0.0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0.058" calcext:value-type="float">
            <text:p>0.0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775" calcext:value-type="float">
            <text:p>0.05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0.05725" calcext:value-type="float">
            <text:p>0.05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57" calcext:value-type="float">
            <text:p>0.0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.057" calcext:value-type="float">
            <text:p>0.0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0.057" calcext:value-type="float">
            <text:p>0.0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5675" calcext:value-type="float">
            <text:p>0.05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0.05625" calcext:value-type="float">
            <text:p>0.05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05575" calcext:value-type="float">
            <text:p>0.05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0.05575" calcext:value-type="float">
            <text:p>0.05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0.05575" calcext:value-type="float">
            <text:p>0.05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.0555" calcext:value-type="float">
            <text:p>0.0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0.0555" calcext:value-type="float">
            <text:p>0.0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0.0555" calcext:value-type="float">
            <text:p>0.0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05525" calcext:value-type="float">
            <text:p>0.05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545" calcext:value-type="float">
            <text:p>0.05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0.05425" calcext:value-type="float">
            <text:p>0.05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0.05425" calcext:value-type="float">
            <text:p>0.05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0.05425" calcext:value-type="float">
            <text:p>0.05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.05375" calcext:value-type="float">
            <text:p>0.05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05375" calcext:value-type="float">
            <text:p>0.05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0535" calcext:value-type="float">
            <text:p>0.0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0.0535" calcext:value-type="float">
            <text:p>0.0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0.0535" calcext:value-type="float">
            <text:p>0.0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5325" calcext:value-type="float">
            <text:p>0.05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5325" calcext:value-type="float">
            <text:p>0.05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5275" calcext:value-type="float">
            <text:p>0.05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0.0525" calcext:value-type="float">
            <text:p>0.0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0.0525" calcext:value-type="float">
            <text:p>0.0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0.05225" calcext:value-type="float">
            <text:p>0.05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0.05225" calcext:value-type="float">
            <text:p>0.05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0.05175" calcext:value-type="float">
            <text:p>0.05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0515" calcext:value-type="float">
            <text:p>0.05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0515" calcext:value-type="float">
            <text:p>0.05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0.0515" calcext:value-type="float">
            <text:p>0.05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0.05125" calcext:value-type="float">
            <text:p>0.05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float" office:value="0.0505" calcext:value-type="float">
            <text:p>0.05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05025" calcext:value-type="float">
            <text:p>0.05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05025" calcext:value-type="float">
            <text:p>0.05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0.05025" calcext:value-type="float">
            <text:p>0.05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4975" calcext:value-type="float">
            <text:p>0.04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495" calcext:value-type="float">
            <text:p>0.04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0495" calcext:value-type="float">
            <text:p>0.04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0.0495" calcext:value-type="float">
            <text:p>0.04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0.04925" calcext:value-type="float">
            <text:p>0.04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0.04925" calcext:value-type="float">
            <text:p>0.04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0.049" calcext:value-type="float">
            <text:p>0.0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04875" calcext:value-type="float">
            <text:p>0.04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.04875" calcext:value-type="float">
            <text:p>0.04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0.04875" calcext:value-type="float">
            <text:p>0.04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485" calcext:value-type="float">
            <text:p>0.0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0.0485" calcext:value-type="float">
            <text:p>0.0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0.0485" calcext:value-type="float">
            <text:p>0.0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0.04825" calcext:value-type="float">
            <text:p>0.04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0.048" calcext:value-type="float">
            <text:p>0.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.04775" calcext:value-type="float">
            <text:p>0.04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0.04775" calcext:value-type="float">
            <text:p>0.04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0.04775" calcext:value-type="float">
            <text:p>0.04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0.0475" calcext:value-type="float">
            <text:p>0.0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0.0475" calcext:value-type="float">
            <text:p>0.0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04725" calcext:value-type="float">
            <text:p>0.04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0.04725" calcext:value-type="float">
            <text:p>0.04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047" calcext:value-type="float">
            <text:p>0.0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0.047" calcext:value-type="float">
            <text:p>0.0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0.04675" calcext:value-type="float">
            <text:p>0.04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0.04675" calcext:value-type="float">
            <text:p>0.04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0465" calcext:value-type="float">
            <text:p>0.0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0.0465" calcext:value-type="float">
            <text:p>0.0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04625" calcext:value-type="float">
            <text:p>0.04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0.04625" calcext:value-type="float">
            <text:p>0.04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0.04625" calcext:value-type="float">
            <text:p>0.04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0.04625" calcext:value-type="float">
            <text:p>0.04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46" calcext:value-type="float">
            <text:p>0.0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0.046" calcext:value-type="float">
            <text:p>0.0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4575" calcext:value-type="float">
            <text:p>0.04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04575" calcext:value-type="float">
            <text:p>0.04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0.04575" calcext:value-type="float">
            <text:p>0.04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0.0455" calcext:value-type="float">
            <text:p>0.04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04525" calcext:value-type="float">
            <text:p>0.04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0.045" calcext:value-type="float">
            <text:p>0.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0.045" calcext:value-type="float">
            <text:p>0.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0.04475" calcext:value-type="float">
            <text:p>0.04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445" calcext:value-type="float">
            <text:p>0.04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0.04375" calcext:value-type="float">
            <text:p>0.04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0.04375" calcext:value-type="float">
            <text:p>0.04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float" office:value="0.04375" calcext:value-type="float">
            <text:p>0.04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435" calcext:value-type="float">
            <text:p>0.0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0.0435" calcext:value-type="float">
            <text:p>0.0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0.04325" calcext:value-type="float">
            <text:p>0.04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.04275" calcext:value-type="float">
            <text:p>0.04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0.0425" calcext:value-type="float">
            <text:p>0.0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0.04225" calcext:value-type="float">
            <text:p>0.04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0.04175" calcext:value-type="float">
            <text:p>0.04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4125" calcext:value-type="float">
            <text:p>0.04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4125" calcext:value-type="float">
            <text:p>0.04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0.04125" calcext:value-type="float">
            <text:p>0.04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0.041" calcext:value-type="float">
            <text:p>0.0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0.04075" calcext:value-type="float">
            <text:p>0.04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0.0405" calcext:value-type="float">
            <text:p>0.04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0.04025" calcext:value-type="float">
            <text:p>0.04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975" calcext:value-type="float">
            <text:p>0.03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0.03975" calcext:value-type="float">
            <text:p>0.03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0.0395" calcext:value-type="float">
            <text:p>0.03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0.0395" calcext:value-type="float">
            <text:p>0.03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03925" calcext:value-type="float">
            <text:p>0.03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0.03925" calcext:value-type="float">
            <text:p>0.03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0.0385" calcext:value-type="float">
            <text:p>0.03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0.03825" calcext:value-type="float">
            <text:p>0.03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3775" calcext:value-type="float">
            <text:p>0.03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0.03775" calcext:value-type="float">
            <text:p>0.03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3725" calcext:value-type="float">
            <text:p>0.03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3675" calcext:value-type="float">
            <text:p>0.03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0.03675" calcext:value-type="float">
            <text:p>0.03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0.03675" calcext:value-type="float">
            <text:p>0.03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0365" calcext:value-type="float">
            <text:p>0.03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0.0365" calcext:value-type="float">
            <text:p>0.03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0.03625" calcext:value-type="float">
            <text:p>0.03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float" office:value="0.03625" calcext:value-type="float">
            <text:p>0.03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6" calcext:value-type="float">
            <text:p>1126</text:p>
          </table:table-cell>
          <table:table-cell office:value-type="float" office:value="0.03625" calcext:value-type="float">
            <text:p>0.03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03575" calcext:value-type="float">
            <text:p>0.03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03575" calcext:value-type="float">
            <text:p>0.03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0.03575" calcext:value-type="float">
            <text:p>0.03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0.03575" calcext:value-type="float">
            <text:p>0.03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355" calcext:value-type="float">
            <text:p>0.0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0.0355" calcext:value-type="float">
            <text:p>0.0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0.0355" calcext:value-type="float">
            <text:p>0.0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3525" calcext:value-type="float">
            <text:p>0.03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0.03525" calcext:value-type="float">
            <text:p>0.03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0.03525" calcext:value-type="float">
            <text:p>0.03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0.03475" calcext:value-type="float">
            <text:p>0.03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0.0345" calcext:value-type="float">
            <text:p>0.0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0.0345" calcext:value-type="float">
            <text:p>0.0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0.03425" calcext:value-type="float">
            <text:p>0.03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0.03375" calcext:value-type="float">
            <text:p>0.03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0.03375" calcext:value-type="float">
            <text:p>0.03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0.0335" calcext:value-type="float">
            <text:p>0.03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.03325" calcext:value-type="float">
            <text:p>0.0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0.03325" calcext:value-type="float">
            <text:p>0.0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0.03325" calcext:value-type="float">
            <text:p>0.0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2" calcext:value-type="float">
            <text:p>1122</text:p>
          </table:table-cell>
          <table:table-cell office:value-type="float" office:value="0.03275" calcext:value-type="float">
            <text:p>0.03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0325" calcext:value-type="float">
            <text:p>0.0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325" calcext:value-type="float">
            <text:p>0.0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0.0325" calcext:value-type="float">
            <text:p>0.0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3225" calcext:value-type="float">
            <text:p>0.03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0.03225" calcext:value-type="float">
            <text:p>0.03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0315" calcext:value-type="float">
            <text:p>0.03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0.0315" calcext:value-type="float">
            <text:p>0.03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0.0315" calcext:value-type="float">
            <text:p>0.03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3125" calcext:value-type="float">
            <text:p>0.03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0.03075" calcext:value-type="float">
            <text:p>0.03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305" calcext:value-type="float">
            <text:p>0.03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0.0305" calcext:value-type="float">
            <text:p>0.03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0.0305" calcext:value-type="float">
            <text:p>0.03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0.03025" calcext:value-type="float">
            <text:p>0.03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0.03025" calcext:value-type="float">
            <text:p>0.03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0.02975" calcext:value-type="float">
            <text:p>0.0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.02975" calcext:value-type="float">
            <text:p>0.0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02975" calcext:value-type="float">
            <text:p>0.0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02925" calcext:value-type="float">
            <text:p>0.02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0.02925" calcext:value-type="float">
            <text:p>0.02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0.02925" calcext:value-type="float">
            <text:p>0.02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2875" calcext:value-type="float">
            <text:p>0.0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2875" calcext:value-type="float">
            <text:p>0.0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0.02875" calcext:value-type="float">
            <text:p>0.0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0.02875" calcext:value-type="float">
            <text:p>0.0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0.02875" calcext:value-type="float">
            <text:p>0.0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0.02875" calcext:value-type="float">
            <text:p>0.02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.0285" calcext:value-type="float">
            <text:p>0.02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0.02825" calcext:value-type="float">
            <text:p>0.02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0.02775" calcext:value-type="float">
            <text:p>0.0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0.02775" calcext:value-type="float">
            <text:p>0.0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0.02775" calcext:value-type="float">
            <text:p>0.0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0.02775" calcext:value-type="float">
            <text:p>0.0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0.02775" calcext:value-type="float">
            <text:p>0.0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office:value-type="float" office:value="0.02775" calcext:value-type="float">
            <text:p>0.02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75" calcext:value-type="float">
            <text:p>0.0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0.0275" calcext:value-type="float">
            <text:p>0.0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0.0275" calcext:value-type="float">
            <text:p>0.0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2725" calcext:value-type="float">
            <text:p>0.0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0.02725" calcext:value-type="float">
            <text:p>0.0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0.02725" calcext:value-type="float">
            <text:p>0.02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2675" calcext:value-type="float">
            <text:p>0.02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0.02675" calcext:value-type="float">
            <text:p>0.02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0.02625" calcext:value-type="float">
            <text:p>0.02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0.02625" calcext:value-type="float">
            <text:p>0.02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0.02625" calcext:value-type="float">
            <text:p>0.02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0.02625" calcext:value-type="float">
            <text:p>0.02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0.02575" calcext:value-type="float">
            <text:p>0.02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0.02575" calcext:value-type="float">
            <text:p>0.02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0.02575" calcext:value-type="float">
            <text:p>0.02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0.0255" calcext:value-type="float">
            <text:p>0.02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02525" calcext:value-type="float">
            <text:p>0.02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02525" calcext:value-type="float">
            <text:p>0.0252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2475" calcext:value-type="float">
            <text:p>0.02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02475" calcext:value-type="float">
            <text:p>0.02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02475" calcext:value-type="float">
            <text:p>0.02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0.02475" calcext:value-type="float">
            <text:p>0.02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0.02475" calcext:value-type="float">
            <text:p>0.02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245" calcext:value-type="float">
            <text:p>0.02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0245" calcext:value-type="float">
            <text:p>0.02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.02425" calcext:value-type="float">
            <text:p>0.02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0.02425" calcext:value-type="float">
            <text:p>0.02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0.02425" calcext:value-type="float">
            <text:p>0.02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2375" calcext:value-type="float">
            <text:p>0.0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2375" calcext:value-type="float">
            <text:p>0.0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0.02375" calcext:value-type="float">
            <text:p>0.0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02375" calcext:value-type="float">
            <text:p>0.0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0.02375" calcext:value-type="float">
            <text:p>0.0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0.02375" calcext:value-type="float">
            <text:p>0.02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0.0235" calcext:value-type="float">
            <text:p>0.0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0.02325" calcext:value-type="float">
            <text:p>0.02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2275" calcext:value-type="float">
            <text:p>0.02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02275" calcext:value-type="float">
            <text:p>0.02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0.02275" calcext:value-type="float">
            <text:p>0.02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0.0225" calcext:value-type="float">
            <text:p>0.0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0.0225" calcext:value-type="float">
            <text:p>0.0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02225" calcext:value-type="float">
            <text:p>0.02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0.02225" calcext:value-type="float">
            <text:p>0.02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2175" calcext:value-type="float">
            <text:p>0.0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0.02175" calcext:value-type="float">
            <text:p>0.0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0.02175" calcext:value-type="float">
            <text:p>0.0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float" office:value="0.02175" calcext:value-type="float">
            <text:p>0.0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0.0215" calcext:value-type="float">
            <text:p>0.02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0.0215" calcext:value-type="float">
            <text:p>0.02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2125" calcext:value-type="float">
            <text:p>0.02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0.02125" calcext:value-type="float">
            <text:p>0.02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0.02075" calcext:value-type="float">
            <text:p>0.02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0.0205" calcext:value-type="float">
            <text:p>0.0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.02025" calcext:value-type="float">
            <text:p>0.02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0.02025" calcext:value-type="float">
            <text:p>0.02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0.02025" calcext:value-type="float">
            <text:p>0.02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0.02025" calcext:value-type="float">
            <text:p>0.02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1975" calcext:value-type="float">
            <text:p>0.01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01975" calcext:value-type="float">
            <text:p>0.01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0195" calcext:value-type="float">
            <text:p>0.01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0.0195" calcext:value-type="float">
            <text:p>0.01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0.01925" calcext:value-type="float">
            <text:p>0.0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0.01925" calcext:value-type="float">
            <text:p>0.0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0.01925" calcext:value-type="float">
            <text:p>0.0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0.01925" calcext:value-type="float">
            <text:p>0.0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0.01925" calcext:value-type="float">
            <text:p>0.01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0.01875" calcext:value-type="float">
            <text:p>0.0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0.01875" calcext:value-type="float">
            <text:p>0.0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0.01875" calcext:value-type="float">
            <text:p>0.0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185" calcext:value-type="float">
            <text:p>0.01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0.0185" calcext:value-type="float">
            <text:p>0.01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0.0185" calcext:value-type="float">
            <text:p>0.01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0.01825" calcext:value-type="float">
            <text:p>0.01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0.01825" calcext:value-type="float">
            <text:p>0.01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0175" calcext:value-type="float">
            <text:p>0.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0175" calcext:value-type="float">
            <text:p>0.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0175" calcext:value-type="float">
            <text:p>0.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0.0175" calcext:value-type="float">
            <text:p>0.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01725" calcext:value-type="float">
            <text:p>0.01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01725" calcext:value-type="float">
            <text:p>0.01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.01675" calcext:value-type="float">
            <text:p>0.01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165" calcext:value-type="float">
            <text:p>0.0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165" calcext:value-type="float">
            <text:p>0.0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0.0165" calcext:value-type="float">
            <text:p>0.0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0.0165" calcext:value-type="float">
            <text:p>0.0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0.01625" calcext:value-type="float">
            <text:p>0.0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0.01625" calcext:value-type="float">
            <text:p>0.01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0.01575" calcext:value-type="float">
            <text:p>0.01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155" calcext:value-type="float">
            <text:p>0.01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0155" calcext:value-type="float">
            <text:p>0.01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1525" calcext:value-type="float">
            <text:p>0.0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0.01525" calcext:value-type="float">
            <text:p>0.01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1475" calcext:value-type="float">
            <text:p>0.0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0.01475" calcext:value-type="float">
            <text:p>0.0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01475" calcext:value-type="float">
            <text:p>0.0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145" calcext:value-type="float">
            <text:p>0.0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0145" calcext:value-type="float">
            <text:p>0.0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0145" calcext:value-type="float">
            <text:p>0.0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1425" calcext:value-type="float">
            <text:p>0.01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0.01425" calcext:value-type="float">
            <text:p>0.01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0.01425" calcext:value-type="float">
            <text:p>0.01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0.01425" calcext:value-type="float">
            <text:p>0.01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1375" calcext:value-type="float">
            <text:p>0.01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0.01375" calcext:value-type="float">
            <text:p>0.01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35" calcext:value-type="float">
            <text:p>0.01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0.0135" calcext:value-type="float">
            <text:p>0.01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1325" calcext:value-type="float">
            <text:p>0.01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0.01325" calcext:value-type="float">
            <text:p>0.01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0.01175" calcext:value-type="float">
            <text:p>0.01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0.01175" calcext:value-type="float">
            <text:p>0.01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0.0115" calcext:value-type="float">
            <text:p>0.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0.0115" calcext:value-type="float">
            <text:p>0.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0.0115" calcext:value-type="float">
            <text:p>0.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1125" calcext:value-type="float">
            <text:p>0.01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01125" calcext:value-type="float">
            <text:p>0.01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0.01125" calcext:value-type="float">
            <text:p>0.01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0.01075" calcext:value-type="float">
            <text:p>0.01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0.01075" calcext:value-type="float">
            <text:p>0.01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0.0105" calcext:value-type="float">
            <text:p>0.0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0.0105" calcext:value-type="float">
            <text:p>0.0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0.0105" calcext:value-type="float">
            <text:p>0.0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1025" calcext:value-type="float">
            <text:p>0.01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0.01025" calcext:value-type="float">
            <text:p>0.01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0.01025" calcext:value-type="float">
            <text:p>0.01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0.01025" calcext:value-type="float">
            <text:p>0.01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0.01025" calcext:value-type="float">
            <text:p>0.01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0.00974999999999998" calcext:value-type="float">
            <text:p>0.00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0.00974999999999998" calcext:value-type="float">
            <text:p>0.00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.00950000000000001" calcext:value-type="float">
            <text:p>0.0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0.00950000000000001" calcext:value-type="float">
            <text:p>0.0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0.00924999999999998" calcext:value-type="float">
            <text:p>0.00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0.00924999999999998" calcext:value-type="float">
            <text:p>0.00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900000000000001" calcext:value-type="float">
            <text:p>0.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0.00900000000000001" calcext:value-type="float">
            <text:p>0.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00900000000000001" calcext:value-type="float">
            <text:p>0.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0.00900000000000001" calcext:value-type="float">
            <text:p>0.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874999999999998" calcext:value-type="float">
            <text:p>0.00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00874999999999998" calcext:value-type="float">
            <text:p>0.00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0.00850000000000001" calcext:value-type="float">
            <text:p>0.0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0.00850000000000001" calcext:value-type="float">
            <text:p>0.0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0.00850000000000001" calcext:value-type="float">
            <text:p>0.0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0.00850000000000001" calcext:value-type="float">
            <text:p>0.0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0.00850000000000001" calcext:value-type="float">
            <text:p>0.0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0.00824999999999998" calcext:value-type="float">
            <text:p>0.00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00000000000001" calcext:value-type="float">
            <text:p>0.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800000000000001" calcext:value-type="float">
            <text:p>0.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0.00800000000000001" calcext:value-type="float">
            <text:p>0.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.00774999999999998" calcext:value-type="float">
            <text:p>0.00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00750000000000001" calcext:value-type="float">
            <text:p>0.0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0.00724999999999998" calcext:value-type="float">
            <text:p>0.00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700000000000001" calcext:value-type="float">
            <text:p>0.0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0.00700000000000001" calcext:value-type="float">
            <text:p>0.0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674999999999998" calcext:value-type="float">
            <text:p>0.00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0.00650000000000001" calcext:value-type="float">
            <text:p>0.0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624999999999998" calcext:value-type="float">
            <text:p>0.0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0.00624999999999998" calcext:value-type="float">
            <text:p>0.0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0.00600000000000001" calcext:value-type="float">
            <text:p>0.0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0.00574999999999998" calcext:value-type="float">
            <text:p>0.00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550000000000001" calcext:value-type="float">
            <text:p>0.00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00550000000000001" calcext:value-type="float">
            <text:p>0.00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0.00550000000000001" calcext:value-type="float">
            <text:p>0.00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0.00524999999999998" calcext:value-type="float">
            <text:p>0.005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00474999999999998" calcext:value-type="float">
            <text:p>0.00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0.00474999999999998" calcext:value-type="float">
            <text:p>0.00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0.00474999999999998" calcext:value-type="float">
            <text:p>0.00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0.00424999999999998" calcext:value-type="float">
            <text:p>0.00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0.00374999999999998" calcext:value-type="float">
            <text:p>0.00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0.00324999999999998" calcext:value-type="float">
            <text:p>0.00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0.00224999999999997" calcext:value-type="float">
            <text:p>0.00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0.00174999999999997" calcext:value-type="float">
            <text:p>0.00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3"/>
          <table:table-cell table:formula="of:=MAX([.C1:.C1128])" office:value-type="float" office:value="0.99925" calcext:value-type="float">
            <text:p>0.99925</text:p>
          </table:table-cell>
        </table:table-row>
        <table:table-row table:style-name="ro1">
          <table:table-cell table:number-columns-repeated="3"/>
          <table:table-cell table:formula="of:=MIN([.C1:.C1128])" office:value-type="float" office:value="0.0015" calcext:value-type="float">
            <text:p>0.0015</text:p>
          </table:table-cell>
        </table:table-row>
        <table:table-row table:style-name="ro1">
          <table:table-cell table:number-columns-repeated="3"/>
          <table:table-cell table:formula="of:=AVERAGE([.C1:.C1128])" office:value-type="float" office:value="0.160222517730497" calcext:value-type="float">
            <text:p>0.160222517730497</text:p>
          </table:table-cell>
        </table:table-row>
        <table:table-row table:style-name="ro1">
          <table:table-cell table:number-columns-repeated="3"/>
          <table:table-cell table:formula="of:=MEDIAN([.C1:.C1128])" office:value-type="float" office:value="0.079" calcext:value-type="float">
            <text:p>0.079</text:p>
          </table:table-cell>
        </table:table-row>
      </table:table>
      <table:named-expressions/>
      <table:database-ranges>
        <table:database-range table:name="__Anonymous_Sheet_DB__0" table:target-range-address="Sheet1.A1:Sheet1.C112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1:02:45.756295349</meta:creation-date>
    <dc:date>2019-09-10T22:19:57.658476666</dc:date>
    <meta:editing-duration>P1DT20H57M</meta:editing-duration>
    <meta:editing-cycles>1</meta:editing-cycles>
    <meta:document-statistic meta:table-count="1" meta:cell-count="3388" meta:object-count="0"/>
    <meta:generator>LibreOffice/6.0.7.3$Linux_X86_64 LibreOffice_project/00m0$Build-3</meta:generator>
  </office:meta>
</office:document-meta>
</file>